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dot – Character An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nimation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nimation?</text:p>
              </text:list-item>
              <text:list-item>
                <text:p>Different types of animation</text:p>
                <text:list>
                  <text:list-item>
                    <text:p>Frame by Frame</text:p>
                  </text:list-item>
                  <text:list-item>
                    <text:p>Keyframing (character rigging)</text:p>
                  </text:list-item>
                  <text:list-item>
                    <text:p>Stopmo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nimation Tools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lender</text:p>
              </text:list-item>
              <text:list-item>
                <text:p>Mixamo</text:p>
              </text:list-item>
              <text:list-item>
                <text:p>Godot – for controlling the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Mixamo → Blender → Godot</text:p>
          </draw:text-box>
        </draw:frame>
        <draw:frame presentation:style-name="pr6" draw:text-style-name="P1" draw:layer="layout" svg:width="26cm" svg:height="10.5cm" svg:x="0.67cm" svg:y="4.105cm" presentation:class="outline" presentation:user-transformed="true">
          <draw:text-box>
            <text:list text:style-name="L2">
              <text:list-header>
                <text:p text:style-name="P4"><text:span text:style-name="T1">Live Demo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3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3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3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3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3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1T20:57:09.877000000</meta:creation-date>
    <meta:editing-duration>PT8H21M53S</meta:editing-duration>
    <meta:editing-cycles>5</meta:editing-cycles>
    <meta:generator>LibreOffice/7.4.3.2$Windows_X86_64 LibreOffice_project/1048a8393ae2eeec98dff31b5c133c5f1d08b890</meta:generator>
    <dc:title>Midnightblue</dc:title>
    <dc:date>2024-07-18T00:09:36.372000000</dc:date>
    <meta:document-statistic meta:object-count="65"/>
  </office:meta>
</office:document-meta>
</file>